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3.64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6.48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8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4.915cm" fo:min-width="4.665cm"/>
      <style:paragraph-properties style:writing-mode="lr-tb"/>
    </style:style>
    <style:style style:name="gr9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background-color="#ffffff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148cm" svg:height="1.905cm" svg:x="4.175cm" svg:y="13.382cm">
          <text:p text:style-name="P1">5v 10A PSU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985cm" svg:height="1.905cm" svg:x="12.112cm" svg:y="13.382cm">
          <text:p text:style-name="P1">BeagleBone Black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985cm" svg:height="1.905cm" svg:x="12.112cm" svg:y="9.572cm">
          <text:p text:style-name="P1">BeagleWir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9.097cm" svg:y1="14.334cm" svg:x2="19.097cm" svg:y2="14.334cm" draw:start-shape="id1" draw:end-shape="id1" svg:d="M19097 14334z" svg:viewBox="0 0 1 1">
          <text:p/>
        </draw:connector>
        <draw:connector draw:style-name="gr4" draw:text-style-name="P4" draw:layer="layout" svg:x1="15.604cm" svg:y1="13.382cm" svg:x2="15.604cm" svg:y2="11.477cm" draw:start-shape="id1" draw:end-shape="id2" svg:d="M15604 13382v-1905" svg:viewBox="0 0 1 1906">
          <text:p text:style-name="P3"><text:span text:style-name="T1">GPMC</text:span></text:p>
        </draw:connector>
        <draw:custom-shape draw:style-name="gr2" draw:text-style-name="P1" xml:id="id3" draw:id="id3" draw:layer="layout" svg:width="6.985cm" svg:height="1.905cm" svg:x="12.112cm" svg:y="5.762cm">
          <text:p text:style-name="P1">64x64 Matrix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5.604cm" svg:y1="9.572cm" svg:x2="15.604cm" svg:y2="7.667cm" draw:start-shape="id2" draw:end-shape="id3" draw:end-glue-point="2" svg:d="M15604 9572v-1905" svg:viewBox="0 0 1 1906">
          <text:p text:style-name="P3"><text:span text:style-name="T1">HUB75</text:span></text:p>
        </draw:connector>
        <draw:connector draw:style-name="gr6" draw:text-style-name="P4" draw:layer="layout" svg:x1="8.323cm" svg:y1="14.334cm" svg:x2="12.112cm" svg:y2="14.334cm" draw:start-shape="id4" draw:end-shape="id1" svg:d="M8323 14334h3789" svg:viewBox="0 0 3790 1">
          <text:p text:style-name="P3"><text:span text:style-name="T1">5v</text:span></text:p>
        </draw:connector>
        <draw:connector draw:style-name="gr7" draw:text-style-name="P4" draw:layer="layout" svg:x1="8.323cm" svg:y1="14.334cm" svg:x2="12.112cm" svg:y2="6.714cm" draw:start-shape="id4" draw:end-shape="id3" svg:d="M8323 14334h1894v-7620h1895" svg:viewBox="0 0 3790 7621">
          <text:p/>
        </draw:connector>
      </draw:page>
      <draw:page draw:name="Control State Machine" draw:style-name="dp1" draw:master-page-name="Default">
        <draw:custom-shape draw:style-name="gr8" draw:text-style-name="P5" xml:id="id5" draw:id="id5" draw:layer="layout" svg:width="7.303cm" svg:height="7.303cm" svg:x="32.432cm" svg:y="6.08cm">
          <text:p text:style-name="P5"><text:span text:style-name="T2">Load_Row_RAM_Data</text:span></text:p>
          <text:p text:style-name="P5"><text:span text:style-name="T2">---</text:span></text:p>
          <text:p text:style-name="P5"><text:span text:style-name="T2">incr_addr &lt;= ‘1’</text:span></text:p>
          <text:p text:style-name="P5"><text:span text:style-name="T2">incr_ram_delay_cnt &lt;= ‘1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6" draw:id="id6" draw:layer="layout" svg:width="7.303cm" svg:height="7.303cm" svg:x="18.78cm" svg:y="20.685cm">
          <text:p text:style-name="P5"><text:span text:style-name="T2">Shift_Data_Out</text:span></text:p>
          <text:p text:style-name="P5"><text:span text:style-name="T2">---</text:span></text:p>
          <text:p text:style-name="P5"><text:span text:style-name="T2">shift_data &lt;= ‘1’</text:span></text:p>
          <text:p text:style-name="P5"><text:span text:style-name="T2">incr_matrix_delay_cnt &lt;= ‘1’</text:span></text:p>
          <text:p text:style-name="P5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33.501cm" svg:y1="12.314cm" svg:x2="25.014cm" svg:y2="21.754cm" draw:start-shape="id5" draw:start-glue-point="7" draw:end-shape="id6" draw:end-glue-point="11" svg:d="M33501 12314l-8487 9440" svg:viewBox="0 0 8488 9441">
          <text:p text:style-name="P3">sm_delay_cnt = 128/4-1</text:p>
          <text:p text:style-name="P3">---</text:p>
          <text:p text:style-name="P3">rst_ram_delay_cnt &lt;= ‘1’</text:p>
        </draw:connector>
        <draw:custom-shape draw:style-name="gr8" draw:text-style-name="P5" xml:id="id8" draw:id="id8" draw:layer="layout" svg:width="7.303cm" svg:height="7.303cm" svg:x="47.354cm" svg:y="20.685cm">
          <text:p text:style-name="P5"><text:span text:style-name="T2">wait_BCM</text:span></text:p>
          <text:p text:style-name="P5"><text:span text:style-name="T2">---</text:span></text:p>
          <text:p text:style-name="P6"><text:span text:style-name="T2">incr_matrix_delay_cnt &lt;= ‘1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7" draw:id="id7" draw:layer="layout" svg:width="7.303cm" svg:height="7.303cm" svg:x="33.067cm" svg:y="34.972cm">
          <text:p text:style-name="P5"><text:span text:style-name="T2">Latch_Data</text:span></text:p>
          <text:p text:style-name="P5"><text:span text:style-name="T2">---</text:span></text:p>
          <text:p text:style-name="P5"><text:span text:style-name="T2">Latch &lt;= ‘1’</text:span></text:p>
          <text:p text:style-name="P5"><text:span text:style-name="T2">Blank &lt;= ‘1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25.014cm" svg:y1="26.919cm" svg:x2="34.136cm" svg:y2="36.041cm" draw:start-shape="id6" draw:start-glue-point="9" draw:end-shape="id7" draw:end-glue-point="5" svg:d="M25014 26919l9122 9122" svg:viewBox="0 0 9123 9123">
          <text:p text:style-name="P3">matrix_delay_cnt = 63 </text:p>
          <text:p text:style-name="P3">---</text:p>
          <text:p text:style-name="P3">rst_matrix_delay_cnt = ‘1’</text:p>
        </draw:connector>
        <draw:connector draw:style-name="gr11" draw:text-style-name="P2" draw:layer="layout" draw:type="line" svg:x1="39.301cm" svg:y1="36.041cm" svg:x2="48.423cm" svg:y2="26.919cm" draw:start-shape="id7" draw:start-glue-point="11" draw:end-shape="id8" draw:end-glue-point="7" svg:d="M39301 36041l9122-9122" svg:viewBox="0 0 9123 9123">
          <text:p text:style-name="P3"/>
        </draw:connector>
        <draw:connector draw:style-name="gr12" draw:text-style-name="P2" draw:layer="layout" draw:type="line" svg:x1="51.005cm" svg:y1="20.685cm" svg:x2="51.005cm" svg:y2="20.685cm" draw:start-shape="id8" draw:end-shape="id8" svg:d="M51005 20685z" svg:viewBox="0 0 1 1">
          <text:p/>
        </draw:connector>
        <draw:connector draw:style-name="gr13" draw:text-style-name="P2" draw:layer="layout" draw:type="line" svg:x1="47.354cm" svg:y1="24.336cm" svg:x2="26.083cm" svg:y2="24.336cm" draw:start-shape="id8" draw:end-shape="id6" svg:d="M47354 24336h-21271" svg:viewBox="0 0 21272 1">
          <text:p text:style-name="P3">matrix_delay_cnt = 2**bit_count</text:p>
          <text:p text:style-name="P3">---</text:p>
          <text:p text:style-name="P3">bit_count &lt;= bit_count + 1</text:p>
          <text:p text:style-name="P3">rst_matrix_delay_cnt &lt;= ‘1’</text:p>
        </draw:connector>
        <draw:connector draw:style-name="gr14" draw:text-style-name="P2" draw:layer="layout" draw:type="line" svg:x1="48.423cm" svg:y1="21.754cm" svg:x2="38.666cm" svg:y2="12.314cm" draw:start-shape="id8" draw:start-glue-point="5" draw:end-shape="id5" draw:end-glue-point="9" svg:d="M48423 21754l-9757-9440" svg:viewBox="0 0 9758 9441">
          <text:p text:style-name="P3">matrix_delay_cnt = 2**bit_count and bit_count = 6</text:p>
          <text:p text:style-name="P3">---</text:p>
          <text:p text:style-name="P3">bit_count &lt;= 0</text:p>
          <text:p text:style-name="P7">rst_matrix_delay_cnt &lt;= ‘1’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09T09:18:27.882000000</dc:date>
    <meta:editing-duration>PT17M52S</meta:editing-duration>
    <meta:editing-cycles>2</meta:editing-cycles>
    <meta:generator>LibreOffice/7.3.3.2$Windows_X86_64 LibreOffice_project/d1d0ea68f081ee2800a922cac8f79445e4603348</meta:generator>
    <meta:document-statistic meta:object-count="19"/>
  </office:meta>
</office:document-meta>
</file>